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text-properties style:font-name="Courier New" fo:font-size="12pt" officeooo:rsid="00016917" officeooo:paragraph-rsid="00016917" style:font-size-asian="12pt" style:font-size-complex="12pt"/>
    </style:style>
    <style:style style:name="P8" style:family="paragraph" style:parent-style-name="Standard">
      <style:text-properties style:font-name="Courier New" fo:font-size="12pt" officeooo:rsid="000f1cf9" officeooo:paragraph-rsid="000f1cf9" style:font-size-asian="12pt" style:font-size-complex="12pt"/>
    </style:style>
    <style:style style:name="P9" style:family="paragraph" style:parent-style-name="Standard">
      <style:text-properties style:font-name="Courier New" fo:font-size="12pt" officeooo:rsid="0010d677" officeooo:paragraph-rsid="0010d677" style:font-size-asian="12pt" style:font-size-complex="12pt"/>
    </style:style>
    <style:style style:name="P1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18"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19"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23"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24"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P25" style:family="paragraph" style:parent-style-name="Standard">
      <style:paragraph-properties fo:break-before="page"/>
      <style:text-properties style:font-name="Courier New" fo:font-size="12pt" officeooo:rsid="001a446b" officeooo:paragraph-rsid="001a446b" style:font-size-asian="12pt" style:font-size-complex="12pt"/>
    </style:style>
    <style:style style:name="P26" style:family="paragraph" style:parent-style-name="Standard">
      <style:paragraph-properties fo:text-align="start" style:justify-single-word="false" fo:break-before="page"/>
      <style:text-properties style:font-name="Courier New" fo:font-size="12pt" style:text-underline-style="none" fo:font-weight="normal" officeooo:rsid="001643bf" officeooo:paragraph-rsid="001643bf"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style:font-name="Courier New" fo:font-size="12pt" style:text-underline-style="none" fo:font-weight="normal" officeooo:rsid="00179ef7" officeooo:paragraph-rsid="00179ef7" style:font-size-asian="10.5pt" style:font-weight-asian="normal" style:font-size-complex="12pt" style:font-weight-complex="normal"/>
    </style:style>
    <style:style style:name="P28" style:family="paragraph" style:parent-style-name="Standard">
      <style:paragraph-properties fo:text-align="start" style:justify-single-word="false" fo:break-before="page"/>
      <style:text-properties style:font-name="Courier New" fo:font-size="12pt" style:text-underline-style="none" fo:font-weight="normal" officeooo:rsid="001804f7" officeooo:paragraph-rsid="001804f7" style:font-size-asian="10.5pt" style:font-weight-asian="normal" style:font-size-complex="12pt" style:font-weight-complex="normal"/>
    </style:style>
    <style:style style:name="P29" style:family="paragraph" style:parent-style-name="Standard">
      <style:paragraph-properties fo:text-align="start" style:justify-single-word="false" fo:break-before="page"/>
      <style:text-properties style:font-name="Courier New" fo:font-size="12pt" style:text-underline-style="none" fo:font-weight="normal" officeooo:rsid="001a446b" officeooo:paragraph-rsid="001a446b" style:font-size-asian="10.5pt" style:font-weight-asian="normal" style:font-size-complex="12pt" style:font-weight-complex="normal"/>
    </style:style>
    <style:style style:name="P30" style:family="paragraph" style:parent-style-name="Standard">
      <style:text-properties style:font-name="Courier New" fo:font-size="12pt" officeooo:rsid="001643bf" officeooo:paragraph-rsid="001643bf" style:font-size-asian="12pt" style:font-size-complex="12pt"/>
    </style:style>
    <style:style style:name="P31" style:family="paragraph" style:parent-style-name="Standard">
      <style:text-properties style:font-name="Courier New" fo:font-size="12pt" officeooo:rsid="00179ef7" officeooo:paragraph-rsid="00179ef7" style:font-size-asian="12pt" style:font-size-complex="12pt"/>
    </style:style>
    <style:style style:name="P32" style:family="paragraph" style:parent-style-name="Standard">
      <style:text-properties style:font-name="Courier New" fo:font-size="12pt" officeooo:rsid="001804f7" officeooo:paragraph-rsid="001804f7" style:font-size-asian="12pt" style:font-size-complex="12pt"/>
    </style:style>
    <style:style style:name="P33" style:family="paragraph" style:parent-style-name="Standard">
      <style:text-properties style:font-name="Courier New" fo:font-size="12pt" officeooo:rsid="001a446b" officeooo:paragraph-rsid="001a446b" style:font-size-asian="12pt" style:font-size-complex="12pt"/>
    </style:style>
    <style:style style:name="P3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643bf" officeooo:paragraph-rsid="001643bf"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9ef7" officeooo:paragraph-rsid="00179ef7"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04f7" officeooo:paragraph-rsid="001804f7"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a446b" style:font-size-asian="16pt" style:font-weight-asian="bold" style:font-size-complex="16pt" style:font-weight-complex="bold"/>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18">Michel Keith and Ryan Gates</text:p>
      <text:p text:style-name="P10"/>
      <text:p text:style-name="P10">War Zone</text:p>
      <text:p text:style-name="P7"><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18">Nala McKay</text:p>
      <text:p text:style-name="P11"/>
      <text:p text:style-name="P11">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18">Tom Mitts and Alissa May(Pony)</text:p>
      <text:p text:style-name="P12"/>
      <text:p text:style-name="P12">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19">Nala McKay and Alissa May (Pony)</text:p>
      <text:p text:style-name="P13"/>
      <text:p text:style-name="P13">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20">Tom Mitts and Nala McKay</text:p>
      <text:p text:style-name="P14"/>
      <text:p text:style-name="P14">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21">Ryan Gates</text:p>
      <text:p text:style-name="P14"/>
      <text:p text:style-name="P15">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22">Tom Mitts</text:p>
      <text:p text:style-name="P16"/>
      <text:p text:style-name="P16">Silent Hunter</text:p>
      <text:p text:style-name="P8"><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23">Alice McKay and Eric McKay</text:p>
      <text:p text:style-name="P17"/>
      <text:p text:style-name="P17">Happily Together</text:p>
      <text:p text:style-name="P9"><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9"><text:tab/>The preacher begins, “Do you take him to be your lawful wedded husband, for better or worse, richer or poorer, in sickness and in health, till death do you part?”</text:p>
      <text:p text:style-name="P9"><text:tab/>At this moment I thought about how it seems like you have waited forever for this moment, is this really what I wanted?</text:p>
      <text:p text:style-name="P9"><text:tab/>“I do...</text:p>
      <text:p text:style-name="P24">Ryan Gates</text:p>
      <text:p text:style-name="P17"/>
      <text:p text:style-name="P17">Simple Crystal</text:p>
      <text:p text:style-name="P9"><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26">Taylor Mitts</text:p>
      <text:p text:style-name="P34"/>
      <text:p text:style-name="P34">Running Forest</text:p>
      <text:p text:style-name="P30">Running through the forest dodging trees, my heart was racing. I never dared to look back to see if it was following me or not. I tripped over something and fall to the ground and wince from the pain. The sudden shock from falling made me so afraid that my body started shaking all over. As I struggled to get to my feet again I glanced back and noticed that is wasn’t following me anymore. I looked around to see there I was; I had no clue. My vision got blurry and I became dizzy as I fell to the ground, head lying in the soft dark mud...</text:p>
      <text:p text:style-name="P27">Alice McKay</text:p>
      <text:p text:style-name="P35"/>
      <text:p text:style-name="P35">Bloody Investigation</text:p>
      <text:p text:style-name="P31">I push open the old rusty door with the opposite of the one holding my pistol. The smell of something de3ad fills my nostrils and I gag. “This is the place alright.: I say under my breath. I take a few steps through the door and see pieces of bodies everywhere with puddles of blood on the floor. After I get over the smell I get my flashlight from its holster and hold it up with my pistol. Looking around I find nothing more than dead rotting flesh of the others. I turn on my radio, “This is Alice, it looks like you were right about the location. However nobody’s here.” I release the button to push open the door to go back outside. The door closes and the smell subsides...</text:p>
      <text:p text:style-name="P28">Tom Mitts, Lèla Null and Alissa May (Pony)</text:p>
      <text:p text:style-name="P36"/>
      <text:p text:style-name="P36">Sad Ending</text:p>
      <text:p text:style-name="P32">I walk over to where she lay, still and motionless the battle was too much for her. I put a knee to the ground and check for a pulse, the faint heartbeat relieves me. I remove my coat and blanket her with it, her tattered and bloodied clothes wouldn’t keep her warm. Carefully I lift her out of the bloodstained snow and start toward the medic, her long red hear blowing in the gentle icy wind. “Looks like she got in over her head.” I say as I approach the medic.</text:p>
      <text:p text:style-name="P32"><text:tab/>“Looks like it.” she says as she tends to the open wounds.</text:p>
      <text:p text:style-name="P32"><text:tab/>“This is what we were after.” I say holding out a clear ring...</text:p>
      <text:p text:style-name="P29">Eric McKay</text:p>
      <text:p text:style-name="P37"/>
      <text:p text:style-name="P37">Hacker Report</text:p>
      <text:p text:style-name="P33">I can hear the rushing footsteps in the nearby fire exit stairwell as the security guards got closer. “I disabled the alarms, so how did they find me?: I say under my breath. I have a mission to complete though. I must try until the very end. I continue typing access codes into a spreadsheet. I hear them in the hallway now as I type the last code. I send it to me laptop and wait for the files to copy over. I hear a single knock on the door and a click followed by a high frequency beeping. The door is blasted off its hinges as the download completes. I close my laptop and pick it up like a book and pull my pistol out of its holster...</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 text:page-adjust="-1">1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21T10:33:48.259000000</dc:date>
    <meta:editing-duration>P1DT13H19M42S</meta:editing-duration>
    <meta:editing-cycles>14</meta:editing-cycles>
    <meta:document-statistic meta:table-count="0" meta:image-count="0" meta:object-count="0" meta:page-count="15" meta:paragraph-count="56" meta:word-count="1630" meta:character-count="8183" meta:non-whitespace-character-count="6580"/>
  </office:meta>
</office:document-meta>
</file>